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margin-left="0cm" fo:margin-right="0cm" fo:text-indent="0cm" style:auto-text-indent="false">
        <style:tab-stops/>
      </style:paragraph-properties>
      <style:text-properties fo:language="pl" fo:country="PL"/>
    </style:style>
    <style:style style:name="P6" style:family="paragraph" style:parent-style-name="Wierszyk">
      <style:paragraph-properties fo:margin-left="1.249cm" fo:margin-right="0cm" fo:text-indent="0cm" style:auto-text-indent="false">
        <style:tab-stops/>
      </style:paragraph-properties>
      <style:text-properties fo:language="pl" fo:country="PL"/>
    </style:style>
    <style:style style:name="P7" style:family="paragraph" style:parent-style-name="Endnote">
      <style:text-properties fo:language="pl" fo:country="PL"/>
    </style:style>
    <style:style style:name="P8" style:family="paragraph" style:parent-style-name="Text_20_body">
      <style:text-properties fo:language="pl" fo:country="PL"/>
    </style:style>
    <style:style style:name="P9" style:family="paragraph" style:parent-style-name="Text_20_body">
      <style:paragraph-properties fo:text-align="center" style:justify-single-word="false"/>
      <style:text-properties fo:language="pl" fo:country="PL"/>
    </style:style>
    <style:style style:name="P10" style:family="paragraph" style:parent-style-name="Text_20_body">
      <style:text-properties fo:language="pl" fo:country="PL" fo:background-color="#ffff00"/>
    </style:style>
    <style:style style:name="P11" style:family="paragraph" style:parent-style-name="Text_20_body">
      <style:text-properties style:font-name="Calibri1"/>
    </style:style>
    <style:style style:name="P12" style:family="paragraph" style:parent-style-name="Text_20_body">
      <style:text-properties style:font-name="Calibri1" fo:language="pl" fo:country="PL"/>
    </style:style>
    <style:style style:name="P13" style:family="paragraph" style:parent-style-name="Text_20_body">
      <style:paragraph-properties fo:orphans="2" fo:widows="2"/>
      <style:text-properties style:font-name="Calibri1" fo:language="pl" fo:country="PL"/>
    </style:style>
    <style:style style:name="P14" style:family="paragraph" style:parent-style-name="Text_20_body">
      <style:text-properties style:font-name="Calibri1" fo:background-color="#ffff00"/>
    </style:style>
    <style:style style:name="P15" style:family="paragraph" style:parent-style-name="Text_20_body">
      <style:text-properties style:font-name="Calibri"/>
    </style:style>
    <style:style style:name="P16" style:family="paragraph" style:parent-style-name="Text_20_body">
      <style:text-properties style:font-name="Calibri" fo:language="pl" fo:country="PL"/>
    </style:style>
    <style:style style:name="P17" style:family="paragraph" style:parent-style-name="Text_20_body">
      <style:paragraph-properties fo:margin-left="0cm" fo:margin-right="0cm" fo:orphans="2" fo:widows="2" fo:text-indent="1.251cm" style:auto-text-indent="false"/>
      <style:text-properties style:font-name="Calibri1"/>
    </style:style>
    <style:style style:name="P18"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19" style:family="paragraph" style:parent-style-name="Überschrift_20_2">
      <style:text-properties fo:language="pl" fo:country="PL"/>
    </style:style>
    <style:style style:name="P20" style:family="paragraph" style:parent-style-name="Überschrift_20_2">
      <style:text-properties style:font-name="Calibri"/>
    </style:style>
    <style:style style:name="P21" style:family="paragraph" style:parent-style-name="Überschrift_20_2">
      <style:text-properties style:font-name="Calibri" fo:language="pl" fo:country="PL"/>
    </style:style>
    <style:style style:name="P22" style:family="paragraph" style:parent-style-name="Heading" style:master-page-name="MP0">
      <style:paragraph-properties style:page-number="auto" fo:break-before="page"/>
      <style:text-properties fo:language="pl" fo:country="PL"/>
    </style:style>
    <style:style style:name="P23" style:family="paragraph" style:parent-style-name="Dialog" style:list-style-name="L1"/>
    <style:style style:name="P24" style:family="paragraph" style:parent-style-name="Dialog" style:list-style-name="L1">
      <style:text-properties style:font-name="Calibri"/>
    </style:style>
    <style:style style:name="P25" style:family="paragraph" style:parent-style-name="Dialog" style:list-style-name="L2">
      <style:paragraph-properties fo:orphans="2" fo:widows="2"/>
      <style:text-properties fo:language="pl" fo:country="PL"/>
    </style:style>
    <style:style style:name="P26" style:family="paragraph" style:parent-style-name="Dialog" style:list-style-name="L3">
      <style:text-properties style:font-name="Calibri1"/>
    </style:style>
    <style:style style:name="P27" style:family="paragraph" style:parent-style-name="Dialog" style:list-style-name="L4">
      <style:text-properties style:font-name="Calibri1" fo:background-color="transparent"/>
    </style:style>
    <style:style style:name="P28" style:family="paragraph" style:parent-style-name="Dialog" style:list-style-name="L5">
      <style:text-properties style:font-name="Calibri1"/>
    </style:style>
    <style:style style:name="P29" style:family="paragraph" style:parent-style-name="Dialog" style:list-style-name="L4">
      <style:text-properties fo:background-color="transparent"/>
    </style:style>
    <style:style style:name="P30" style:family="paragraph" style:parent-style-name="Text_20_body" style:list-style-name="L1">
      <style:text-properties fo:language="pl" fo:country="PL"/>
    </style:style>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ffff00"/>
    </style:style>
    <style:style style:name="T10" style:family="text">
      <style:text-properties style:font-name="Calibri1" fo:background-color="#ffff99"/>
    </style:style>
    <style:style style:name="T11" style:family="text">
      <style:text-properties style:font-name="Calibri"/>
    </style:style>
    <style:style style:name="T12" style:family="text">
      <style:text-properties style:font-name="Calibri" fo:language="pl" fo:country="PL"/>
    </style:style>
    <style:style style:name="T13" style:family="text">
      <style:text-properties style:font-name="Calibri" fo:language="pl" fo:country="PL" fo:background-color="transparent"/>
    </style:style>
    <style:style style:name="T14" style:family="text">
      <style:text-properties style:font-name="Calibri" fo:language="pl" fo:country="PL" fo:background-color="#ffff00"/>
    </style:style>
    <style:style style:name="T15" style:family="text">
      <style:text-properties style:font-name="Calibri" fo:background-color="#ffff00"/>
    </style:style>
    <style:style style:name="T16" style:family="text">
      <style:text-properties fo:background-color="#ffff00"/>
    </style:style>
    <style:style style:name="T17" style:family="text">
      <style:text-properties style:font-name="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ynastia Sobieskich – tom II, „Pola Chwały”</text:p>
      <text:h text:style-name="P19" text:outline-level="2">Rozdział I</text:h>
      <text:p text:style-name="P8"/>
      <text:p text:style-name="P8">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7">Tak po kampanii 1672 roku Tatarzy i Turcy nazywali Jana Sobieskiego.</text:p></text:note-body></text:note></text:span></text:span><text:span text:style-name="T2">.</text:span></text:p>
      <text:p text:style-name="P8">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8">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8">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8">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6">„Idzie żołnierz borem, lasem</text:p>
      <text:p text:style-name="P6">Przymierając z głodu czasem.</text:p>
      <text:p text:style-name="P6">Suknia na nim nie blakuje,</text:p>
      <text:p text:style-name="P6">Wiatr dziurami przelatuje.</text:p>
      <text:p text:style-name="P6">Chociaż żołnierz nieodziany,</text:p>
      <text:p text:style-name="P6">Przecie pójdzie między pany.</text:p>
      <text:p text:style-name="P6">Trza żołnierza poratować,</text:p>
      <text:p text:style-name="P6">Soli jemu nie żałować.</text:p>
      <text:p text:style-name="P6">Wtenczas żołnierza szanują,</text:p>
      <text:p text:style-name="P6">Kiedy trwogę na się czują”</text:p>
      <text:p text:style-name="P8">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8">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8"><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nie widział sensu w tym wszystkim i nienawidził deszcz, feldfebla, brak snu, i siebie za pochopną decyzję zaciągnięcia się. Po pewnym czasie jednak przestał nienawidzić, przestał szukać sensu, przestał myśleć.</text:p>
      <text:p text:style-name="P8">I wówczas wyruszyli.</text:p>
      <text:p text:style-name="P8">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2">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7">Do dzisiaj niewielu o tym filozofowało. Historycznie, <text:span text:style-name="T16">TODO</text:span></text:p></text:note-body></text:note></text:span></text:span><text:span text:style-name="T2">. <text:s/>Zrobił jednak to, co też i tysiące innych chłopów ze zrujnowanych wsi, dał się zwerbować.</text:span></text:p>
      <text:p text:style-name="P8">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8">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Rzeczypospolitej. Ciągnęły różnymi drogami w stronę Rusi wśród wzgórz Roztocza. Im bliżej Lwowa, tym gęściej patrolowały na tych wzgórzach oddziały kawalerii koronnej, aby ciekawe oczy szpiegów <text:soft-page-break/>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8">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8"/>
      <text:h text:style-name="P19" text:outline-level="2">Rozdział II</text:h>
      <text:p text:style-name="P8">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8">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8">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8">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8">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8">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8"><text:soft-page-break/>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8">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8">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8">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8">Do Lwowa dotar<text:span text:style-name="T5">ł</text:span><text:span text:style-name="T11"> r</text:span><text:span text:style-name="T5">ó</text:span><text:span text:style-name="T11">wnie</text:span><text:span text:style-name="T5">ż</text:span><text:span text:style-name="T11"> Szlomo syn Hejhela, wys</text:span><text:span text:style-name="T5">ł</text:span><text:span text:style-name="T11">annik kaha</text:span><text:span text:style-name="T5">ł</text:span><text:span text:style-name="T11">u krakowskiego. Podr</text:span><text:span text:style-name="T5">óż</text:span><text:span text:style-name="T11">owa</text:span><text:span text:style-name="T5">ł</text:span><text:span text:style-name="T11"> razem z panem Krzysztofem Mieroszewskim. Jakby taka kompania podr</text:span><text:span text:style-name="T5">óż</text:span><text:span text:style-name="T11">na ma</text:span><text:span text:style-name="T5">ł</text:span><text:span text:style-name="T11">o dziwn</text:span><text:span text:style-name="T5">ą</text:span><text:span text:style-name="T11"> by</text:span><text:span text:style-name="T5">ł</text:span><text:span text:style-name="T11">a, Szlomo spotka</text:span><text:span text:style-name="T5">ł</text:span><text:span text:style-name="T11"> si</text:span><text:span text:style-name="T5">ę</text:span><text:span text:style-name="T11"> po swym przyje</text:span><text:span text:style-name="T5">ź</text:span><text:span text:style-name="T11">dzie nie tylko z najdostojniejszymi </text:span><text:span text:style-name="T5">Ż</text:span><text:span text:style-name="T11">ydami Lwowa, lecz r</text:span><text:span text:style-name="T5">ó</text:span><text:span text:style-name="T11">wnie</text:span><text:span text:style-name="T5">ż</text:span><text:span text:style-name="T11"> z naczelnym gminy ormia</text:span><text:span text:style-name="T5">ń</text:span><text:span text:style-name="T11">skiej w tym zacnym mie</text:span><text:span text:style-name="T5">ś</text:span><text:span text:style-name="T11">cie. Pan Mieroszewski tymczasem, pracami fortyfikacyjnymi wok</text:span><text:span text:style-name="T5">ół</text:span><text:span text:style-name="T11"> Lwowa zawiaduj</text:span><text:span text:style-name="T5">ą</text:span><text:span text:style-name="T11">cy, do pana wojewody Jab</text:span><text:span text:style-name="T5">ł</text:span><text:span text:style-name="T11">onowskiego przyst</text:span><text:span text:style-name="T5">ę</text:span><text:span text:style-name="T11">p mia</text:span><text:span text:style-name="T5">ł</text:span><text:span text:style-name="T11"> ci</text:span><text:span text:style-name="T5">ą</text:span><text:span text:style-name="T11">gle, i trzeciego dnia po przybyciu tak zagai</text:span><text:span text:style-name="T5">ł</text:span><text:span text:style-name="T11">.</text:span></text:p>
      <text:list xml:id="list3676822995368294871" text:style-name="L1">
        <text:list-item>
          <text:p text:style-name="P23"><text:span text:style-name="T11">Teraz </text:span><text:span text:style-name="T5">ł</text:span><text:span text:style-name="T11">o</text:span><text:span text:style-name="T5">ż</text:span><text:span text:style-name="T11">y jego wysoko</text:span><text:span text:style-name="T5">ść</text:span><text:span text:style-name="T11"> kr</text:span><text:span text:style-name="T5">ó</text:span><text:span text:style-name="T11">l Jan na fortyfikacje obficie, na ich budow</text:span><text:span text:style-name="T5">ę</text:span><text:span text:style-name="T11">, lecz i na utrzymanie ci</text:span><text:span text:style-name="T5">ą</text:span><text:span text:style-name="T11">gle sumy potrzebne b</text:span><text:span text:style-name="T5">ę</text:span><text:span text:style-name="T11">d</text:span><text:span text:style-name="T5">ą</text:span><text:span text:style-name="T11"> niema</text:span><text:span text:style-name="T5">ł</text:span><text:span text:style-name="T11">e.</text:span></text:p>
        </text:list-item>
        <text:list-item>
          <text:p text:style-name="P23"><text:span text:style-name="T11">Po wojnie miasto na fortyfikacje </text:span><text:span text:style-name="T5">ł</text:span><text:span text:style-name="T11">o</text:span><text:span text:style-name="T5">ż</text:span><text:span text:style-name="T11">y</text:span><text:span text:style-name="T5">ć</text:span><text:span text:style-name="T11"> b</text:span><text:span text:style-name="T5">ę</text:span><text:span text:style-name="T11">dzie, handlem swym to finansuj</text:span><text:span text:style-name="T5">ą</text:span><text:span text:style-name="T11">c. Wa</text:span><text:span text:style-name="T5">ść</text:span><text:span text:style-name="T11"> pilnowa</text:span><text:span text:style-name="T5">ł</text:span><text:span text:style-name="T11"> b</text:span><text:span text:style-name="T5">ę</text:span><text:span text:style-name="T11">dziesz, by z handlowych dochod</text:span><text:span text:style-name="T5">ó</text:span><text:span text:style-name="T11">w na to </text:span><text:span text:style-name="T5">ł</text:span><text:span text:style-name="T11">yczkowie nie sk</text:span><text:span text:style-name="T5">ą</text:span><text:span text:style-name="T11">pili.</text:span></text:p>
        </text:list-item>
        <text:list-item>
          <text:p text:style-name="P23"><text:span text:style-name="T11">Handel rzecz zacna, je</text:span><text:span text:style-name="T5">ś</text:span><text:span text:style-name="T11">li doch</text:span><text:span text:style-name="T5">ó</text:span><text:span text:style-name="T11">d przynosi, ale z tym i przed wojn</text:span><text:span text:style-name="T5">ą</text:span><text:span text:style-name="T11"> nieweso</text:span><text:span text:style-name="T5">ł</text:span><text:span text:style-name="T11">o by</text:span><text:span text:style-name="T5">ł</text:span><text:span text:style-name="T11">o. Teraz to nawet Gda</text:span><text:span text:style-name="T5">ń</text:span><text:span text:style-name="T11">sk biednieje, a co dopiero Lw</text:span><text:span text:style-name="T5">ó</text:span><text:span text:style-name="T11">w.</text:span></text:p>
        </text:list-item>
        <text:list-item>
          <text:p text:style-name="P23"><text:span text:style-name="T11">Lw</text:span><text:span text:style-name="T5">ó</text:span><text:span text:style-name="T11">w jednak mo</text:span><text:span text:style-name="T5">ż</text:span><text:span text:style-name="T11">liwo</text:span><text:span text:style-name="T5">ś</text:span><text:span text:style-name="T11">ci handlu uzyska, je</text:span><text:span text:style-name="T5">ś</text:span><text:span text:style-name="T11">li pok</text:span><text:span text:style-name="T5">ó</text:span><text:span text:style-name="T11">j rozs</text:span><text:span text:style-name="T5">ą</text:span><text:span text:style-name="T11">dny z Turkiem zawrzemy. Handel ze wschodem, ko</text:span><text:span text:style-name="T5">ń</text:span><text:span text:style-name="T11">mi, broni</text:span><text:span text:style-name="T5">ą</text:span><text:span text:style-name="T11">, suknem, a i fortalicje te w tym pomog</text:span><text:span text:style-name="T5">ą</text:span><text:span text:style-name="T11">, </text:span><text:span text:style-name="T5">ż</text:span><text:span text:style-name="T11">e kupcy bezpieczniej czu</text:span><text:span text:style-name="T5">ć</text:span><text:span text:style-name="T11"> si</text:span><text:span text:style-name="T5">ę</text:span><text:span text:style-name="T11"> b</text:span><text:span text:style-name="T5">ę</text:span><text:span text:style-name="T11">d</text:span><text:span text:style-name="T5">ą</text:span><text:span text:style-name="T11">.</text:span></text:p>
        </text:list-item>
        <text:list-item>
          <text:p text:style-name="P23"><text:soft-page-break/><text:span text:style-name="T11">Tak, ale dalej na wsch</text:span><text:span text:style-name="T5">ó</text:span><text:span text:style-name="T11">d od Lwowa miejsc bezpiecznych nie ma.</text:span></text:p>
        </text:list-item>
        <text:list-item>
          <text:p text:style-name="P23"><text:span text:style-name="T11">Jak by pu</text:span><text:span text:style-name="T5">ś</text:span><text:span text:style-name="T11">ci</text:span><text:span text:style-name="T5">ć</text:span><text:span text:style-name="T11"> nowy szlak handlowy wzd</text:span><text:span text:style-name="T5">ł</text:span><text:span text:style-name="T11">u</text:span><text:span text:style-name="T5">ż</text:span><text:span text:style-name="T11"> Dniestru, i tam forteczki pobudowa</text:span><text:span text:style-name="T5">ć</text:span><text:span text:style-name="T11">, mo</text:span><text:span text:style-name="T5">ż</text:span><text:span text:style-name="T11">na by je te</text:span><text:span text:style-name="T5">ż</text:span><text:span text:style-name="T11"> Dniestrem zaopatrywa</text:span><text:span text:style-name="T5">ć</text:span><text:span text:style-name="T11">. </text:span></text:p>
        </text:list-item>
        <text:list-item>
          <text:p text:style-name="P23"><text:span text:style-name="T11">Trzeba tylko przypilnowa</text:span><text:span text:style-name="T5">ć</text:span><text:span text:style-name="T11">, aby piractwo rzeczne kozackie na Dniestrze nie odrodzi</text:span><text:span text:style-name="T5">ł</text:span><text:span text:style-name="T11">o si</text:span><text:span text:style-name="T5">ę</text:span><text:span text:style-name="T11">.</text:span></text:p>
        </text:list-item>
        <text:list-item>
          <text:p text:style-name="P23"><text:span text:style-name="T11">O to te</text:span><text:span text:style-name="T5">ż</text:span><text:span text:style-name="T11"> si</text:span><text:span text:style-name="T5">ę</text:span><text:span text:style-name="T11"> b</text:span><text:span text:style-name="T5">ę</text:span><text:span text:style-name="T11">d</text:span><text:span text:style-name="T5">ą</text:span><text:span text:style-name="T11"> za</text:span><text:span text:style-name="T5">ł</text:span><text:span text:style-name="T11">ogi tych stanic martwi</text:span><text:span text:style-name="T5">ć.</text:span></text:p>
        </text:list-item>
        <text:list-item>
          <text:p text:style-name="P23"><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1"> u Angielczyk</text:span><text:span text:style-name="T5">ó</text:span><text:span text:style-name="T11">w. Stw</text:span><text:span text:style-name="T5">ó</text:span><text:span text:style-name="T11">rzmy te</text:span><text:span text:style-name="T5">ż</text:span><text:span text:style-name="T11"> i my!</text:span></text:p>
        </text:list-item>
        <text:list-item>
          <text:p text:style-name="P23"><text:span text:style-name="T11">A sk</text:span><text:span text:style-name="T5">ą</text:span><text:span text:style-name="T11">d</text:span><text:span text:style-name="T5">ż</text:span><text:span text:style-name="T11">e ch</text:span><text:span text:style-name="T5">ę</text:span><text:span text:style-name="T11">tnych a bogatych to tej kompanii znajdziecie?</text:span></text:p>
        </text:list-item>
        <text:list-item>
          <text:p text:style-name="P23"><text:span text:style-name="T11">Po wojnie wszelako</text:span><text:span text:style-name="T5">ż</text:span><text:span text:style-name="T11">, mo</text:span><text:span text:style-name="T5">ś</text:span><text:span text:style-name="T11">ci wojewodo, jak pomy</text:span><text:span text:style-name="T5">ś</text:span><text:span text:style-name="T11">lno</text:span><text:span text:style-name="T5">ść</text:span><text:span text:style-name="T11"> miasta tego zapewni</text:span><text:span text:style-name="T5">ć</text:span><text:span text:style-name="T11"> mo</text:span><text:span text:style-name="T5">ż</text:span><text:span text:style-name="T11">emy?</text:span></text:p>
        </text:list-item>
        <text:list-item>
          <text:p text:style-name="P24"/>
        </text:list-item>
        <text:list-item>
          <text:p text:style-name="P30"><text:span text:style-name="T11"><text:s/></text:span><text:span text:style-name="T15">Dalej o planach handlowych, i spotkanie z Jab</text:span><text:span text:style-name="T9">ł</text:span><text:span text:style-name="T15">onowskim</text:span><text:span text:style-name="T11">.</text:span></text:p>
        </text:list-item>
      </text:list>
      <text:p text:style-name="P9"/>
      <text:p text:style-name="P9">* <text:s/>* <text:s/>*</text:p>
      <text:p text:style-name="P8"/>
      <text:p text:style-name="P8">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8">Pojechał zatem de Gourdant do Rouen.</text:p>
      <text:p text:style-name="P8">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text:soft-page-break/>-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9"/>
      <text:p text:style-name="P9">* <text:s/>* <text:s/>*</text:p>
      <text:p text:style-name="P8">"Wielce moja życia a serca pociecho... Jakież to wieści niedobre, a raczej ich brak od WMci Serca mego krewnych i znajomych, jako że gotowizny przyobiecaney mi nieprzysyłają. Przecie nie 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8"/>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text:span><text:soft-page-break/><text:span text:style-name="T2">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8">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text:soft-page-break/>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7">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7">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7">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8"><text:soft-page-break/>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8"><text:s/></text:p>
      <text:h text:style-name="P21" text:outline-level="2">Rozdział III</text:h>
      <text:p text:style-name="P8">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text:soft-page-break/>przedstawiając. Wreszcie wezwał szlachtę wszelką do swego majątku w Widzach za Kownem, aby konfederację przeciw tyranowi a w obronie wolności Litwy zawiązać.</text:p>
      <text:p text:style-name="P8">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8">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0">Tu będzie tyrada na temat zalet utraty niepodległości na rzecz imperium.</text:p>
      <text:p text:style-name="P8">Wstał teraz wojewoda trocki, Marcjan Ogiński, posesjonat możny i daleki hetmana Paca krewny.</text:p>
      <text:p text:style-name="P8">-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8">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text:soft-page-break/>-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8">Tu przerwał i spojrzał w twarze zgromadzonego narodu szlacheckiego. Wąsate oblicza Sarmatów z pewnym niezrozumieniem wpatrywały się w perorującego hetmana.</text:p>
      <text:p text:style-name="P8">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8">I tak Sapiehowie opuścili obrady konfederacji litewskiej w Widzach. Generał Gosiewski, widząc to, spytał hetmana Paca głosem przyciszonym:</text:p>
      <text:p text:style-name="P3">- Przejdą do Sobieskiego. Nie powstrzymamy ich?</text:p>
      <text:p text:style-name="P8">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2">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7">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oft-page-break/><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8">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8">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8">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8">Tego wieczora do obozu wmaszerowały wojska z Litwy przybyłe.</text:p>
      <text:p text:style-name="P8">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7">Relacja Erazma Otwinowskiego z 1699 roku</text:p></text:note-body></text:note></text:span></text:span><text:span text:style-name="T2">. </text:span></text:p>
      <text:p text:style-name="P8">Tydzień później nadciągnął pod Bar sam Sobieski, a i działa z Trembowli wreszcie dotarły. </text:p>
      <text:p text:style-name="P8">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text:soft-page-break/>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1">Kryczy</text:span><text:span text:style-name="T5">ń</text:span><text:span text:style-name="T11">ski za</text:span><text:span text:style-name="T5">ś</text:span><text:span text:style-name="T11"> za zdrad</text:span><text:span text:style-name="T5">ę</text:span><text:span text:style-name="T11"> Rzeczypospolitej przed s</text:span><text:span text:style-name="T5">ę</text:span><text:span text:style-name="T11">dzi</text:span><text:span text:style-name="T5">ą</text:span><text:span text:style-name="T11"> najwy</text:span><text:span text:style-name="T5">ż</text:span><text:span text:style-name="T11">szym rachunek zdawa</text:span><text:span text:style-name="T5">ł</text:span>.</text:p>
      <text:p text:style-name="P8"/>
      <text:h text:style-name="P21" text:outline-level="2">Rozdział IV</text:h>
      <text:p text:style-name="P8">"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8">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ext:s/>Tłumacz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się. Ta wojna w odległym kraju wielce niewygodna się <text:soft-page-break/>stała. Ten Lwów i Kraków muszą poczekać 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że jeszcze da się skłonić Lachów do pokoju takiego, który nie byłby dla sułtana uwłaczający.</text:p>
      <text:p text:style-name="P8">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8">"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8">Dlatego, dla tych<text:span text:style-name="T5">ż</text:span><text:span text:style-name="T11">e plan</text:span><text:span text:style-name="T5">ó</text:span><text:span text:style-name="T11">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4">a</text:span></text:span></text:p>
      <text:h text:style-name="P20" text:outline-level="2"><text:soft-page-break/>Rozdział V</text:h>
      <text:p text:style-name="P8">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8">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8">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1">ogrodzcy do wojny z Lachami si</text:span><text:span text:style-name="T5">ę</text:span><text:span text:style-name="T11"> nie kwapili, lecz jeszcze mniej mieli ochot</text:span><text:span text:style-name="T5">ę</text:span><text:span text:style-name="T11"> stawia</text:span><text:span text:style-name="T5">ć</text:span><text:span text:style-name="T11"> czo</text:span><text:span text:style-name="T5">ł</text:span><text:span text:style-name="T11">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8">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8">Chorągiew pana Starczyńskiego szła przez opuszczoną wieś Rudą w kierunku Chocimia na czele kolumny pu<text:span text:style-name="T5">ł</text:span><text:span text:style-name="T11">kowej </text:span>pana Modrzewskiego. Jabłonowski już w nocy wysłał trzy pułki, Bogusza, <text:span text:style-name="T5">Łą</text:span><text:span text:style-name="T11">ckiego i Modrzewskiego w</text:span><text:span text:style-name="T5">ł</text:span><text:span text:style-name="T11">a</text:span><text:span text:style-name="T5">ś</text:span><text:span text:style-name="T11">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text:soft-page-break/>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8">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3">, a</text:span></text:span><text:span text:style-name="Absatz-Standardschriftart"><text:span text:style-name="T7">ż</text:span></text:span><text:span text:style-name="Absatz-Standardschriftart"><text:span text:style-name="T13"> mu pot zalewa</text:span></text:span><text:span text:style-name="Absatz-Standardschriftart"><text:span text:style-name="T7">ł</text:span></text:span><text:span text:style-name="Absatz-Standardschriftart"><text:span text:style-name="T13"> oczy. I to pomimo mro</text:span></text:span><text:span text:style-name="Absatz-Standardschriftart"><text:span text:style-name="T7">ź</text:span></text:span><text:span text:style-name="Absatz-Standardschriftart"><text:span text:style-name="T13">nego powietrza i </text:span></text:span><text:span text:style-name="Absatz-Standardschriftart"><text:span text:style-name="T7">ś</text:span></text:span><text:span text:style-name="Absatz-Standardschriftart"><text:span text:style-name="T13">niegu, zalegaj</text:span></text:span><text:span text:style-name="Absatz-Standardschriftart"><text:span text:style-name="T7">ą</text:span></text:span><text:span text:style-name="Absatz-Standardschriftart"><text:span text:style-name="T13">cego w ca</text:span></text:span><text:span text:style-name="Absatz-Standardschriftart"><text:span text:style-name="T7">ł</text:span></text:span><text:span text:style-name="Absatz-Standardschriftart"><text:span text:style-name="T13">ej dolinie Dniestru. Dobry mia</text:span></text:span><text:span text:style-name="Absatz-Standardschriftart"><text:span text:style-name="T7">ł</text:span></text:span><text:span text:style-name="Absatz-Standardschriftart"><text:span text:style-name="T13"> widok Peter na t</text:span></text:span><text:span text:style-name="Absatz-Standardschriftart"><text:span text:style-name="T7">ę</text:span></text:span><text:span text:style-name="Absatz-Standardschriftart"><text:span text:style-name="T13">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artylerii nie posiadał. Cała polska artyleria pod Kamieńcem potrzebna była przecie, zatem przewagi tureckiej na tym polu pan Sieniawski obawiał się.</text:span></text:span></text:p>
      <text:p text:style-name="P8">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8">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text:soft-page-break/>pułki pancernych całe za Tatarami na wschód gnały. Fortyfikacje Żwańca nikły w tumanie śniegu za ich plecami...</text:p>
      <text:p text:style-name="P8">Pana Sieniawskiego <text:span text:style-name="T5">zdumienie</text:span><text:span text:style-name="T11"> ogarn</text:span><text:span text:style-name="T5">ęło</text:span><text:span text:style-name="T11"> na widok oddalaj</text:span><text:span text:style-name="T5">ą</text:span><text:span text:style-name="T11">cych si</text:span><text:span text:style-name="T5">ę</text:span><text:span text:style-name="T11"> w po</text:span><text:span text:style-name="T5">ś</text:span><text:span text:style-name="T11">cigu za Tatarami kawalerzyst</text:span><text:span text:style-name="T5">ó</text:span><text:span text:style-name="T11">w. Nie taki by</text:span><text:span text:style-name="T5">ł</text:span><text:span text:style-name="T11"> plan! Czy tego Jab</text:span><text:span text:style-name="T5">ł</text:span><text:span text:style-name="T11">onowskiego szale</text:span><text:span text:style-name="T5">ń</text:span><text:span text:style-name="T11">stwo bitewne ponios</text:span><text:span text:style-name="T5">ł</text:span><text:span text:style-name="T11">o, czy sam szuka chwa</text:span><text:span text:style-name="T5">ł</text:span><text:span text:style-name="T11">y? Niepodobne to do niego, zwykle przecie</text:span><text:span text:style-name="T5">ż</text:span><text:span text:style-name="T11"> sw</text:span><text:span text:style-name="T5">ą</text:span><text:span text:style-name="T11"> </text:span><text:span text:style-name="T5">żą</text:span><text:span text:style-name="T11">dz</text:span><text:span text:style-name="T5">ę</text:span><text:span text:style-name="T11"> krwi wcale niesarmack</text:span><text:span text:style-name="T5">ą ostrożnością poskramiał. To teraz cała chwała na mnie, gdym tu sam ostał, spadnie.</text:span></text:p>
      <text:p text:style-name="P12">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8"><text:span text:style-name="T5">Jednak piechota i spieszona jazda polska, mimo niedokończonych fortyfikacji, pozycje sprawnie zajęła. Z tyłu stały nieliczne chorągwie jazdy, które Sieniawskiemu zostały. Rozkazy wykonywano sprawnie, ka</text:span><text:span text:style-name="T5">ż</text:span><text:span text:style-name="T5">dy </text:span><text:span text:style-name="T5">ż</text:span><text:span text:style-name="T5">o</text:span><text:span text:style-name="T5">ł</text:span><text:span text:style-name="T5">nierz wiedzia</text:span><text:span text:style-name="T5">ł</text:span><text:span text:style-name="T5">, i</text:span><text:span text:style-name="T5">ż</text:span><text:span text:style-name="T5"> do nocy za wszelk</text:span><text:span text:style-name="T5">ą</text:span><text:span text:style-name="T5"> cen</text:span><text:span text:style-name="T5">ę</text:span><text:span text:style-name="T5"> wytrzyma</text:span><text:span text:style-name="T5">ć</text:span><text:span text:style-name="T5"> trzeba. Petera feldfebel zakaza</text:span><text:span text:style-name="T5">ł</text:span><text:span text:style-name="T5"> otwiera</text:span><text:span text:style-name="T5">ć</text:span><text:span text:style-name="T5"> ognia bez rozkazu. Peter trzyma</text:span><text:span text:style-name="T5">ł</text:span><text:span text:style-name="T5"> muszkiet w spoconych mimo zimna r</text:span><text:span text:style-name="T5">ę</text:span><text:span text:style-name="T5">kach, od nacieraj</text:span><text:span text:style-name="T5">ą</text:span><text:span text:style-name="T5">cych je</text:span><text:span text:style-name="T5">ź</text:span><text:span text:style-name="T5">d</text:span><text:span text:style-name="T5">ź</text:span><text:span text:style-name="T5">c</text:span><text:span text:style-name="T5">ó</text:span><text:span text:style-name="T5">w jedynie nasypem oddzielony. Pikinierzy uformowali si</text:span><text:span text:style-name="T5">ę</text:span><text:span text:style-name="T5"> dalej w </text:span><text:span text:style-name="T5">g</text:span><text:span text:style-name="T5">łę</text:span><text:span text:style-name="T5">bi, grupka zmarzni</text:span><text:span text:style-name="T5">ę</text:span><text:span text:style-name="T5">tych postaci niegro</text:span><text:span text:style-name="T5">ź</text:span><text:span text:style-name="T5">nie wygl</text:span><text:span text:style-name="T5">ą</text:span><text:span text:style-name="T5">daj</text:span><text:span text:style-name="T5">ą</text:span><text:span text:style-name="T5">ca naprzeciw nawa</text:span><text:span text:style-name="T5">ł</text:span><text:span text:style-name="T5">y koni nacieraj</text:span><text:span text:style-name="T5">ą</text:span><text:span text:style-name="T5">cej znad rzeki. Oto nawa</text:span><text:span text:style-name="T5">ł</text:span><text:span text:style-name="T5">a ta jednak w strumyki oddzielne si</text:span><text:span text:style-name="T5">ę</text:span><text:span text:style-name="T5"> podzieli</text:span><text:span text:style-name="T5">ł</text:span><text:span text:style-name="T5">a, wedle dolin ku Dniestrowi opadaj</text:span><text:span text:style-name="T5">ą</text:span><text:span text:style-name="T5">cych. Jeden z tych strumyk</text:span><text:span text:style-name="T5">ó</text:span><text:span text:style-name="T5">w prosto na Petera lecia</text:span><text:span text:style-name="T5">ł</text:span><text:span text:style-name="T5">. Ju</text:span><text:span text:style-name="T5">ż</text:span><text:span text:style-name="T5"> widzia</text:span><text:span text:style-name="T5">ł</text:span><text:span text:style-name="T5"> Peter oddzielnych je</text:span><text:span text:style-name="T5">ź</text:span><text:span text:style-name="T5">d</text:span><text:span text:style-name="T5">ź</text:span><text:span text:style-name="T5">c</text:span><text:span text:style-name="T5">ó</text:span><text:span text:style-name="T5">w, ju</text:span><text:span text:style-name="T5">ż</text:span><text:span text:style-name="T5"> ich ubi</text:span><text:span text:style-name="T5">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ela nie padał. Już podniosło się z lewej „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pan text:style-name="T5">się za okop, wstał i muszkiet nabijać począł, w tym czasie piechur z drugiego szeregu na okop wspiął </text:span><text:span text:style-name="T5">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Tedy liczni jeźdźcy z koni zsiadać poczęli i jęli piąć się na nasyp, na którym Peter z szablą przykucnął. Obok niego przycupnął feldfebel ze swym szpontonem, i spod swego sumiastego wąsa zamruczał:</text:span></text:p>
      <text:list xml:id="list102781889477531968" text:style-name="L2">
        <text:list-header>
          <text:p text:style-name="P25">- To teraz wóz albo przewóz...</text:p>
        </text:list-header>
      </text:list>
      <text:p text:style-name="P13">Dziwił się prawie pan marszałek Sieniawski, że tak dobrze obrona się udaje. Oto Kozacy wierni sułtanowi, wręcz nastawać nie chcieli, jeno strzelbę wielką, ale nieskuteczną czynili i na wynik ataku janczarów czekali. Janczarzy zaś tureccy, z doborowych jednostek, mimo wielkiej przewagi liczebnej, wielki krzyk na początek ataku podnieśli, ale potem ledwie raz z muszkietów swych krótkich wypalili, <text:soft-page-break/>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1"> historyczna. Wsp</text:span><text:span text:style-name="T5">ół</text:span><text:span text:style-name="T11">czesna wersja nazwiska: Trzeciecki</text:span></text:p></text:note-body></text:note> dowodzone ruszyły w stronę południowych wałów. Przez specjalnie dobrane przerwy w nich pozostawione dostały się na czoło, w bok, i na tył atakującej formacji tureckiej, i wyciągnąwszy koncerze<text:note text:id="ftn9" text:note-class="endnote"><text:note-citation>9</text:note-citation><text:note-body><text:p text:style-name="Endnote">Koncerze – dwumetrowe miecze husarii, u<text:span text:style-name="T5">ż</text:span><text:span text:style-name="T11">ywane jako kr</text:span><text:span text:style-name="T5">ó</text:span><text:span text:style-name="T11">tkie kopie. Prawdziwych kopii husaria w walkach z Turkami nie u</text:span><text:span text:style-name="T5">ż</text:span><text:span text:style-name="T11">ywa</text:span><text:span text:style-name="T5">ł</text:span><text:span text:style-name="T11">a, bowiem turecka piechota nie dysponowa</text:span><text:span text:style-name="T5">ł</text:span><text:span text:style-name="T11">a formacjami pikinier</text:span><text:span text:style-name="T5">ó</text:span><text:span text:style-name="T11">w. Wojsko osma</text:span><text:span text:style-name="T5">ń</text:span><text:span text:style-name="T11">skie polega</text:span><text:span text:style-name="T5">ł</text:span><text:span text:style-name="T11">o bowiem na swej bardzo licznej kawalerii (</text:span><text:span text:style-name="T5">ś</text:span><text:span text:style-name="T11">rednich sipahach i ci</text:span><text:span text:style-name="T5">ęż</text:span><text:span text:style-name="T11">kich, acz nielicznych deli), aby znosi</text:span><text:span text:style-name="T5">ć</text:span><text:span text:style-name="T11"> kawaleri</text:span><text:span text:style-name="T5">ę</text:span><text:span text:style-name="T11"> wroga. To oczywi</text:span><text:span text:style-name="T5">ś</text:span><text:span text:style-name="T11">cie wystarcza</text:span><text:span text:style-name="T5">ł</text:span><text:span text:style-name="T11">o w wojnach z przeciwnikiem zachodnim, jak Austria.</text:span></text:p></text:note-body></text:note> do szarży ruszyły.</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1"> rzek</text:span><text:span text:style-name="T5">ą</text:span><text:span text:style-name="T11">, za</text:span><text:span text:style-name="T5">ś</text:span><text:span text:style-name="T11"> Kapłan Pasza po naradzie z swoimi dowódcami kaza</text:span><text:span text:style-name="T5">ł</text:span><text:span text:style-name="T11"> zaprzestać walki i wycofać swoje zmęczone oddziały do obozu, dla ogrzania się i odpoczynku. Dla wielu tysi</text:span><text:span text:style-name="T5">ę</text:span><text:span text:style-name="T11">cy jego wojak</text:span><text:span text:style-name="T5">ó</text:span><text:span text:style-name="T11">w ten rozkaz przyszed</text:span><text:span text:style-name="T5">ł</text:span><text:span text:style-name="T11"> za p</text:span><text:span text:style-name="T5">óźno. Mróz i zapadająca ciemność zdawały się jednak nie przeszkadzać synom północy, polska </text:span><text:span text:style-name="T5">jazda wyzyskała swobodę działania i zaczęła wyłapywać licznych maruderów i szarpać czaty osmańskie ustawione na przedpolu obozu. Nie przeszkadza</text:span><text:span text:style-name="T5">li polskim jeźdźcom Tatarzy, których do osłony swego odwrotu wysłał Kapłan Pasza. Tatarzy mianowicie ledwo przez Dniestr się przeprawili, już poszli w rozsypkę, ledwie na widok chorągwi pana Potockiego, czy też powracających pana Jabłonowskiego.</text:span></text:p>
      <text:p text:style-name="P17">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3229177897735590009" text:style-name="L3">
        <text:list-header>
          <text:p text:style-name="P26">-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4"/>
      <text:p text:style-name="P11">Murza Akil nic nie mówił, jeno głową o ziemię bił. Wszystko jednak panu swemu, Selimowi Gerejowi, chanowi i potomkowi chanów od pokoleń, przekazał. Wściekłości Kapłana Paszy na tatarów nie zmniejszyła wiadomość dostarczona przez nielicznych powracających Tatarów, że niewierni okopy swe nad Dniestrem opuszczają i na północ posuwają się, dokąd, nie wiadomo.</text:p>
      <text:p text:style-name="P4">- Nie mam nawet kim ich teraz ścigać, do rana rzecz ta poczekać musi, przez tchórzostwo tatarskie!</text:p>
      <text:p text:style-name="P11"><text:s/>W tym dniu powstała nienawiść wielka pomiędzy chanem a tureckim dowódcą. </text:p>
      <text:p text:style-name="P11">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text:soft-page-break/>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1">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1">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1">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1"> jako dragon kampani</text:span><text:span text:style-name="T5">ę</text:span><text:span text:style-name="T11"> odprawuj</text:span><text:span text:style-name="T5">ą</text:span><text:span text:style-name="T11">cy.</text:span></text:p>
      <text:p text:style-name="P11">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 Mieliśmy walczyć tylko pieszo – odparł Szymon chwytając niepewnie za swój.</text:p>
      <text:p text:style-name="P11">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zwykle bardziej w fechtunku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text:span><text:soft-page-break/><text:span text:style-name="T5">na po</text:span><text:span text:style-name="T5">ł</text:span>udnie, mimo tego<text:span text:style-name="T5">ż</text:span> wodza protest<text:span text:style-name="T5">ó</text:span>w, po<text:span text:style-name="T5">ś</text:span>piesznie udali si<text:span text:style-name="T5">ę</text:span><text:span text:style-name="T5">. Niewiele z tą informacją począć mógł Kapłan Pasza, zatem dalej z decyzjami zwlekał, na wojska nowe przez Dniestr się przeprawiające czekał, plany na rozmaite wypadki snuł, a na Tatarów wyrzekał.</text:span></text:p>
      <text:p text:style-name="P11">Brygada dragonów Dönnemarka zaś minęła spokojnie wyludnioną wieś Łastowce i doszła na swoje miejsce na prawym skrzydle wojsk polskich. Układanka Sobieskiego zaczynała nabierać kształtu.</text:p>
      <text:p text:style-name="P11">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1">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Modrzewskiego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text:span><text:span text:style-name="T5">ę</text:span> pancernego <text:span text:style-name="T5">odziany, lecz z wielkim bia</text:span><text:span text:style-name="T5">ł</text:span><text:span text:style-name="T5">ym pi</text:span><text:span text:style-name="T5">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Prus przykrytym. By<text:span text:style-name="T5">ł</text:span> to wojewoda Jab<text:span text:style-name="T5">ł</text:span>onowski.</text:p>
      <text:list xml:id="list5667914231207797121" text:style-name="L4">
        <text:list-header>
          <text:p text:style-name="P29">- Panowie bracia, kr<text:span text:style-name="T5">ó</text:span><text:span text:style-name="T11">l nas wszystkich wzywa. Osma</text:span><text:span text:style-name="T5">ń</text:span><text:span text:style-name="T11">sk</text:span><text:span text:style-name="T5">ą</text:span><text:span text:style-name="T11"> odsiecz Kamie</text:span><text:span text:style-name="T5">ń</text:span><text:span text:style-name="T11">ca powstrzyma</text:span><text:span text:style-name="T5">ć</text:span><text:span text:style-name="T11"> musim lub pr</text:span><text:span text:style-name="T5">ó</text:span><text:span text:style-name="T11">buj</text:span><text:span text:style-name="T5">ą</text:span><text:span text:style-name="T11">c polec. To wojny tej kulminacja, punkt jej najwa</text:span><text:span text:style-name="T5">ż</text:span><text:span text:style-name="T11">niejszy, wi</text:span><text:span text:style-name="T5">ę</text:span><text:span text:style-name="T11">c nie zwlekajcie i zaraz za mn</text:span><text:span text:style-name="T5">ą</text:span><text:span text:style-name="T11"> jed</text:span><text:span text:style-name="T5">źcie.</text:span></text:p>
          <text:p text:style-name="P27">- A co z tymi tutaj?</text:p>
          <text:p text:style-name="P27">- Znaczniejszych w pęta i do obozu pod Kamieńcem, resztę do diabła posłać.</text:p>
        </text:list-header>
      </text:list>
      <text:p text:style-name="P18">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kolumną Modrzewskiego i drugą Bogusza ruszył. Dwa dni później przeprawili się przez Żwańczyk i w jego dolinie miejsce sobie wyznaczone zajęli.</text:span></text:p>
      <text:p text:style-name="P18"><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w pewnym sensie powielając koncept, jaki zastosował w bitwie pod Podhajcami w roku 1667r., aby zmusić przeciwnika do skanalizowania ataku w wąskim i ciasnym </text:span><text:soft-page-break/><text:span text:style-name="T5">przesmyku, przez co działająca głównie w masie armia turecka musiała stracić swój impet. </text:span><text:span text:style-name="T10">Samą dolinę miały ryglować stojące w centrum siły Mikołaja Sieniawskiego, wzmocnione nowymi chorągwia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jakimi postawił de Maligne'go, w sumie prawie 6000 piechoty i spieszonej dragonii. Zadaniem tej grupy było utrzymanie wzgórz między traktem na Kamieniec a doliną Żwańczyka i w razie możliwości odcięcia drogi odwrotu na Żwaniec oddziałom tureckim. Na najważniejszych odcinkach, to jest na wzgórzu i podejściach do Łastowców miano dodatkowo ustawić działa ściągnięte pośpiesznie spod Kamieńca, pod dowództwem ppłk. Henryka Henrykowskiego, w sumie 2 działa 12 funtowe, 2 działa 8 funtowe oraz 6 dział 3 funtowych. </text:span></text:p>
      <text:p text:style-name="P11"/>
      <text:p text:style-name="P11">P<text:span text:style-name="T5">óki co , niech przeciwnik o mojej obecności tutaj niech nie wie, pomyślał król i hetman wielki koronny.</text:span></text:p>
      <text:p text:style-name="P11">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1">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1">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1">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text:p>
      <text:p text:style-name="P11"><text:span text:style-name="T5">Ze wzgórza nad doliną Żwańczyka Peter Pirwitz obserwował kolumny jeźdźców tureckich, rozwijające się do ataku. Jedna część tej jazdy dołączyła się do chaosu w głębi doliny, gdzie od godziny </text:span><text:soft-page-break/><text:span text:style-name="T5">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Muszkieterowie ukryci byli wśród nędznych a teraz bezlistnych krzewów, przed nimi klęczeli trzema </text:span><text:span text:style-name="T5">ledwie rzędami pikinierzy. Zabrzmiała komenda, Peter zerwał się na nogi, oparł załadowany już muszkiet o widełki i razem z innymi odpalił salwę w kierunku posuwających się pod górę sipahów. Jednocześnie z prawej strony rozległ się ryk dział.</text:span></text:p>
      <text:p text:style-name="P11">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1"><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text:s/>Ujrza<text:span text:style-name="T5">ł</text:span> jednak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text:span><text:span text:style-name="T5">ubranego przeciwnika - Moł</text:span>dawian<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1">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dobrze wiedzia<text:span text:style-name="T5">ł</text:span>, co czyni<text:span text:style-name="T5">ć</text:span>. </text:p>
      <text:p text:style-name="P11">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text:span><text:soft-page-break/><text:span text:style-name="T5">pierzchnięciem zaskoczone, ruszyły naprzód. Zabrzmiały komendy po niemiecku, kapelusze muszkieterów pochyliły się zgodnie, zagrzmiało i zadymiło. Teraz ponownie trąbki zabrzmiały, Starczyński skinął </text:span><text:span text:style-name="T9">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text:span><text:span text:style-name="T5">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Husarze z nastawionymi koncerzami cwałem w dym wpadli, skąd zaraz wrzask przeokropny się podniósł.</text:span></text:p>
      <text:p text:style-name="P11">„Allah niełaskaw”, pomyślał Kapłan Pasza. Oto skrzydło lewe ledwo co utrzymało się, zaś teraz środek osmańskiego ugrupowania po prostu rozleciał się. Dobrze że w ciasnocie doliny teraz lacki atak utknął, a raczej Ibrahimowi Szejtanowi z najwyższym trudem powstrzymać atak ten udało się. Przy tym wielu sipahów Sary Husseina męczennikami zostało, daremnie opancerzonych husarzy atakując.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4">Jakies przejscie tutaj</text:p>
      <text:p text:style-name="P16">Peter maszerowa<text:span text:style-name="T5">ł</text:span> teraz naprz<text:span text:style-name="T5">ó</text:span>d, ko<text:span text:style-name="T5">ń</text:span>cz<text:span text:style-name="T5">ą</text:span>c jednocze<text:span text:style-name="T5">ś</text:span>nie <text:span text:style-name="T5">ła</text:span>dowa<text:span text:style-name="T5">ć</text:span> muszkiet. „Czuj! Cel!” Zabrzmiała komenda, Peter szybko zdj<text:span text:style-name="T5">ął</text:span> z plec<text:span text:style-name="T5">ó</text:span>w forkiet, wbi<text:span text:style-name="T5">ł</text:span> go w ziemi<text:span text:style-name="T5">ę</text:span> i opar<text:span text:style-name="T5">ł</text:span> na nim muszkiet. Wzd<text:span text:style-name="T5">ł</text:span>u<text:span text:style-name="T5">ż</text:span> jego rury spojrza<text:span text:style-name="T5">ł</text:span> w kierunku k<text:span text:style-name="T5">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text:span><text:span text:style-name="T5">, muszkiet w obie rę</text:span>ce i ruszy<text:span text:style-name="T5">ł kolejne kilka kroków. Przynajmniej w dobrym kierunku, ku wrogiej ziemi, pomyślał Peter, ciekawe jak długo to już trwa. </text:span></text:p>
      <text:p text:style-name="P12">Kapłan Pasza ciskał niewiarygodne przekleństwa na Tatarów, Mołdawian, janczarów wielkiego wezyra, wszyscy go zawiedli. Teraz nawet bejowi Sofii się dostało, nie złamał wszak przeciwnika na 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4612342669648914795" text:style-name="L5">
        <text:list-item>
          <text:p text:style-name="P28"><text:soft-page-break/>Ten atak na naszej prawej powstrzymać trzeba! Inaczej odetną środek!</text:p>
        </text:list-item>
        <text:list-item>
          <text:p text:style-name="P28">Nie mamy już czym ich powstrzymać!</text:p>
        </text:list-item>
        <text:list-item>
          <text:p text:style-name="P28">Tatarzy kontratakować muszą! Gdzie Selim?</text:p>
        </text:list-item>
        <text:list-item>
          <text:p text:style-name="P28">Tatarzy już uszli za Dniestr, powstrzymać zaś giaurów jedynie Żwaniec i nasz wczorajszy obóz może.</text:p>
        </text:list-item>
        <text:list-item>
          <text:p text:style-name="P28">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8">A zatem <text:span text:style-name="T5">Ż</text:span><text:span text:style-name="T11">waniec obsadzonym zostawili, tako</text:span><text:span text:style-name="T5">ż</text:span><text:span text:style-name="T11"> i ob</text:span><text:span text:style-name="T5">ó</text:span><text:span text:style-name="T11">z na naszej lewej, stwierdzi</text:span><text:span text:style-name="T5">ł</text:span><text:span text:style-name="T11"> Sobieski. Jego wojska, ca</text:span><text:span text:style-name="T5">ł</text:span><text:span text:style-name="T11">odzienn</text:span><text:span text:style-name="T5">ą</text:span><text:span text:style-name="T11"> bitw</text:span><text:span text:style-name="T5">ą</text:span><text:span text:style-name="T11"> z przewa</text:span><text:span text:style-name="T5">ż</text:span><text:span text:style-name="T11">aj</text:span><text:span text:style-name="T5">ą</text:span><text:span text:style-name="T11">cym liczebnie przeciwnikiem wyczerpane, acz zwyci</text:span><text:span text:style-name="T5">ę</text:span><text:span text:style-name="T11">sk</text:span><text:span text:style-name="T5">ą</text:span><text:span text:style-name="T11">, pod wrogimi fortalicjami, zatrzyma</text:span><text:span text:style-name="T5">ł</text:span><text:span text:style-name="T11">y si</text:span><text:span text:style-name="T5">ę</text:span><text:span text:style-name="T11">. Nie mia</text:span><text:span text:style-name="T5">ł</text:span><text:span text:style-name="T11">y ju</text:span><text:span text:style-name="T5">ż</text:span><text:span text:style-name="T11"> si</text:span><text:span text:style-name="T5">ł</text:span><text:span text:style-name="T11"> ani ochoty w zapadaj</text:span><text:span text:style-name="T5">ą</text:span><text:span text:style-name="T11">cym zmroku szturm</text:span><text:span text:style-name="T5">ó</text:span><text:span text:style-name="T11">w 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1"> Bitwa dogas</text:span><text:span text:style-name="T5">ł</text:span><text:span text:style-name="T11">a.</text:span></text:p>
      <text:h text:style-name="Überschrift_20_2" text:outline-level="2"><text:span text:style-name="T11">Rozdzia</text:span><text:span text:style-name="T5">ł</text:span><text:span text:style-name="T11"> VI</text:span></text:h>
      <text:p text:style-name="P15">W namiocie Sobieskiego, w by<text:span text:style-name="T5">ł</text:span>ym obozie tureckim pod <text:span text:style-name="T5">Żwańcem ustawionym,</text:span> nastroje minorowe by<text:span text:style-name="T5">ł</text:span>y mimo zwyci<text:span text:style-name="T5">ę</text:span>stwa oczywistego. </text:p>
      <text:p text:style-name="P15">Siedz<text:span text:style-name="T5">ą</text:span> w Kamie<text:span text:style-name="T5">ń</text:span>cu przecie, a wreszcie wyjd<text:span text:style-name="T5">ą</text:span> obaczywszy <text:span text:style-name="T5">ż</text:span>e okopy nasze tam puste prawie.</text:p>
      <text:p text:style-name="P8">Zawarcie rozejmu</text:p>
      <text:p text:style-name="P8">Gromienie Kozaków</text:p>
      <text:p text:style-name="P8"/>
      <text:p text:style-name="P8"/>
      <text:p text:style-name="P8"/>
      <text:p text:style-name="P5"/>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text:soft-page-break/>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10-21T09:16:10.56</dc:date>
    <meta:editing-cycles>1049</meta:editing-cycles>
    <meta:editing-duration>PT18H30M3S</meta:editing-duration>
    <meta:document-statistic meta:table-count="0" meta:image-count="0" meta:object-count="0" meta:page-count="28" meta:paragraph-count="242" meta:word-count="13998" meta:character-count="95288"/>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